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cm"/>
    </style:style>
    <style:style style:name="co2" style:family="table-column">
      <style:table-column-properties fo:break-before="auto" style:column-width="1.256cm"/>
    </style:style>
    <style:style style:name="co3" style:family="table-column">
      <style:table-column-properties fo:break-before="auto" style:column-width="6.75cm"/>
    </style:style>
    <style:style style:name="co4" style:family="table-column">
      <style:table-column-properties fo:break-before="auto" style:column-width="6.72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14cm"/>
    </style:style>
    <style:style style:name="co8" style:family="table-column">
      <style:table-column-properties fo:break-before="auto" style:column-width="2.87cm"/>
    </style:style>
    <style:style style:name="ro1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dividu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° indiv.</text:p>
          </table:table-cell>
          <table:table-cell/>
          <table:table-cell office:value-type="string">
            <text:p>Nom naissance</text:p>
          </table:table-cell>
          <table:table-cell office:value-type="string">
            <text:p>Prénoms</text:p>
          </table:table-cell>
          <table:table-cell office:value-type="string">
            <text:p>Date naissance</text:p>
          </table:table-cell>
          <table:table-cell table:number-columns-repeated="3"/>
        </table:table-row>
        <table:table-row table:style-name="ro1">
          <table:table-cell office:value-type="string">
            <text:p>[block1;block=begin][block1.id]</text:p>
          </table:table-cell>
          <table:table-cell/>
          <table:table-cell office:value-type="string">
            <text:p>[block1.nomNaissance]</text:p>
          </table:table-cell>
          <table:table-cell office:value-type="string">
            <text:p>[block1.prenoms]</text:p>
          </table:table-cell>
          <table:table-cell office:value-type="string">
            <text:p>[block1.dateNaiss]</text:p>
          </table:table-cell>
          <table:table-cell table:number-columns-repeated="3"/>
        </table:table-row>
        <table:table-row table:style-name="ro1">
          <table:table-cell office:value-type="string">
            <text:p>[block1;block=end]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18/07/2012</text:date>, <text:time>17:0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yer </meta:initial-creator>
    <meta:creation-date>2011-07-06T13:44:11</meta:creation-date>
    <meta:generator>LibreOffice/3.3$Linux LibreOffice_project/330m19$Build-401</meta:generator>
    <dc:date>2012-07-18T17:08:13</dc:date>
    <dc:creator>Guillaume </dc:creator>
    <meta:editing-duration>PT7H27M51S</meta:editing-duration>
    <meta:editing-cycles>49</meta:editing-cycles>
    <meta:document-statistic meta:table-count="1" meta:cell-count="9" meta:object-count="0"/>
  </office:meta>
</office:document-meta>
</file>